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color="#c9211e" loext:opacity="100%"/>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Heading_20_3">
      <style:text-properties officeooo:paragraph-rsid="00234894"/>
    </style:style>
    <style:style style:name="P15" style:family="paragraph" style:parent-style-name="Text_20_body" style:list-style-name="L7">
      <style:paragraph-properties fo:margin-top="0cm" fo:margin-bottom="0cm" style:contextual-spacing="false"/>
      <style:text-properties officeooo:paragraph-rsid="00234894"/>
    </style:style>
    <style:style style:name="P16" style:family="paragraph" style:parent-style-name="Text_20_body" style:list-style-name="L7">
      <style:text-properties officeooo:paragraph-rsid="00237b4a"/>
    </style:style>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9"/>
    <style:style style:name="T1" style:family="text">
      <style:text-properties officeooo:rsid="001de2e2"/>
    </style:style>
    <style:style style:name="T2" style:family="text">
      <style:text-properties officeooo:rsid="00234894"/>
    </style:style>
    <style:style style:name="T3" style:family="text">
      <style:text-properties officeooo:rsid="0010d684"/>
    </style:style>
    <style:style style:name="T4" style:family="text">
      <style:text-properties fo:font-weight="bold" officeooo:rsid="0010d684" style:font-weight-asian="bold" style:font-weight-complex="bold"/>
    </style:style>
    <style:style style:name="T5" style:family="text">
      <style:text-properties fo:font-weight="normal" officeooo:rsid="0010d684"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Analyse de l'Existant</text:h>
      <text:h text:style-name="Heading_20_2" text:outline-level="2">1. Introduction</text:h>
      <text:h text:style-name="Heading_20_3" text:outline-level="3">1.1 Contexte du projet</text:h>
      <text:p text:style-name="Text_20_body">L'objectif de ce projet est de mettre en place un système efficace de gestion de réseau d'entreprise afin d'améliorer la performance, la sécurité et l'administration du réseau. L'analyse de l'existant permet d'évaluer les infrastructures et les outils en place, ainsi que leurs limites.</text:p>
      <text:h text:style-name="Heading_20_3" text:outline-level="3">1.2 Objectifs de l'analyse</text:h>
      <text:list text:style-name="L1">
        <text:list-item>
          <text:p text:style-name="P2">Identifier les composantes actuelles du réseau. </text:p>
        </text:list-item>
        <text:list-item>
          <text:p text:style-name="P2">Évaluer les performances et les points de faiblesse. </text:p>
        </text:list-item>
        <text:list-item>
          <text:p text:style-name="P2">Détecter les éventuelles vulnérabilités de sécurité. </text:p>
        </text:list-item>
        <text:list-item>
          <text:p text:style-name="P3">Comprendre les besoins des utilisateurs. </text:p>
        </text:list-item>
      </text:list>
      <text:h text:style-name="Heading_20_2" text:outline-level="2">2. Description de l'existant</text:h>
      <text:h text:style-name="Heading_20_3" text:outline-level="3">2.1 Infrastructure actuelle</text:h>
      <text:list text:style-name="L2">
        <text:list-item>
          <text:p text:style-name="P4"><text:span text:style-name="Strong_20_Emphasis">Topologie réseau</text:span> : Architecture actuelle du réseau (étoile, maillé, bus, etc.). </text:p>
        </text:list-item>
        <text:list-item>
          <text:p text:style-name="P4"><text:span text:style-name="Strong_20_Emphasis">Matériel utilisé</text:span> : Switchs, routeurs, serveurs, points d'accès Wi-Fi, etc. </text:p>
        </text:list-item>
        <text:list-item>
          <text:p text:style-name="P5"><text:span text:style-name="Strong_20_Emphasis">Protocoles et standards en place</text:span> : Ethernet, TCP/IP, VLANs, etc. </text:p>
        </text:list-item>
      </text:list>
      <text:h text:style-name="Heading_20_3" text:outline-level="3">2.2 Performances du réseau</text:h>
      <text:list text:style-name="L3">
        <text:list-item>
          <text:p text:style-name="P6">Bande passante disponible et utilisée. </text:p>
        </text:list-item>
        <text:list-item>
          <text:p text:style-name="P6">Latence et taux de transfert. </text:p>
        </text:list-item>
        <text:list-item>
          <text:p text:style-name="P7">Disponibilité et fiabilité des équipements. </text:p>
        </text:list-item>
      </text:list>
      <text:h text:style-name="Heading_20_3" text:outline-level="3">2.3 Sécurité et administration</text:h>
      <text:list text:style-name="L4">
        <text:list-item>
          <text:p text:style-name="P8">Systèmes de protection existants (firewall<text:span text:style-name="T1">(iptables)</text:span>, antivirus, IDS/IPS <text:span text:style-name="T1">comme snort</text:span>). </text:p>
        </text:list-item>
        <text:list-item>
          <text:p text:style-name="P8">Politique de gestion des accès et authentification. </text:p>
        </text:list-item>
        <text:list-item>
          <text:p text:style-name="P9">Sauvegarde et plan de reprise après sinistre. </text:p>
        </text:list-item>
      </text:list>
      <text:h text:style-name="Heading_20_3" text:outline-level="3">2.4 Conclusion</text:h>
      <text:p text:style-name="Text_20_body">L'infrastructure actuelle présente certaines limitations, notamment en termes de performances, de gestion et de sécurité, nécessitant une amélioration pour répondre aux besoins futurs.</text:p>
      <text:p text:style-name="Horizontal_20_Line"/>
      <text:h text:style-name="P1" text:outline-level="1"><text:soft-page-break/>Rapport d'Analyse des Besoins</text:h>
      <text:h text:style-name="Heading_20_2" text:outline-level="2">1. Identification des besoins</text:h>
      <text:h text:style-name="Heading_20_3" text:outline-level="3">1.1 Besoins fonctionnels</text:h>
      <text:list text:style-name="L5">
        <text:list-item>
          <text:p text:style-name="P10">Amélioration de la gestion des équipements réseau. </text:p>
        </text:list-item>
        <text:list-item>
          <text:p text:style-name="P10">Mise en place d'une surveillance proactive des performances. </text:p>
        </text:list-item>
        <text:list-item>
          <text:p text:style-name="P10">Renforcement de la sécurité et des accès au réseau. </text:p>
        </text:list-item>
        <text:list-item>
          <text:p text:style-name="P11">Gestion centralisée des utilisateurs et des ressources. </text:p>
        </text:list-item>
      </text:list>
      <text:h text:style-name="Heading_20_3" text:outline-level="3">1.2 Besoins non fonctionnels</text:h>
      <text:list text:style-name="L6">
        <text:list-item>
          <text:p text:style-name="P12"><text:span text:style-name="Strong_20_Emphasis">Fiabilité</text:span> : Garantir une haute disponibilité du réseau. </text:p>
        </text:list-item>
        <text:list-item>
          <text:p text:style-name="P12"><text:span text:style-name="Strong_20_Emphasis">Évolutivité</text:span> : Prévoir une architecture évolutive. </text:p>
        </text:list-item>
        <text:list-item>
          <text:p text:style-name="P13"><text:span text:style-name="Strong_20_Emphasis">Sécurité</text:span> : Protéger les données et les communications. </text:p>
        </text:list-item>
      </text:list>
      <text:h text:style-name="P14" text:outline-level="3"><text:span text:style-name="T2">1</text:span>.<text:span text:style-name="T2">3</text:span> Besoins techniques</text:h>
      <text:list text:style-name="L7">
        <text:list-item>
          <text:p text:style-name="P15">Compatibilité avec les protocoles <text:span text:style-name="Strong_20_Emphasis">SNMP, ICMP, Syslog/</text:span><text:span text:style-name="Strong_20_Emphasis"><text:span text:style-name="T3">Rsyslog</text:span></text:span>. </text:p>
        </text:list-item>
        <text:list-item>
          <text:p text:style-name="P15">Intégration avec des bases de données relationnelles. </text:p>
        </text:list-item>
        <text:list-item>
          <text:p text:style-name="P16"><text:span text:style-name="T3">Intégration de </text:span><text:span text:style-name="T4">LDAP </text:span><text:span text:style-name="T5">pour la gestion des identités et accès</text:span></text:p>
        </text:list-item>
        <text:list-item>
          <text:p text:style-name="P16">Authentification sécurisée (OAuth2, JWT).</text:p>
        </text:list-item>
      </text:list>
      <text:h text:style-name="Heading_20_3" text:outline-level="3">1.<text:span text:style-name="T2">4</text:span> Contraintes</text:h>
      <text:list text:style-name="L8">
        <text:list-item>
          <text:p text:style-name="P17">Contraintes budgétaires et techniques. </text:p>
        </text:list-item>
        <text:list-item>
          <text:p text:style-name="P17">Compatibilité avec l'existant. </text:p>
        </text:list-item>
        <text:list-item>
          <text:p text:style-name="P18">Normes de cybersécurité à respecter. </text:p>
        </text:list-item>
      </text:list>
      <text:h text:style-name="Heading_20_2" text:outline-level="2">2. Proposition de solutions</text:h>
      <text:list text:style-name="L9">
        <text:list-item>
          <text:p text:style-name="P19">Mise en place d’un système de monitoring avancé. </text:p>
        </text:list-item>
        <text:list-item>
          <text:p text:style-name="P19">Renforcement des politiques de sécurité. </text:p>
        </text:list-item>
        <text:list-item>
          <text:p text:style-name="P20">Automatisation de la gestion des incidents. </text:p>
        </text:list-item>
      </text:list>
      <text:h text:style-name="Heading_20_2" text:outline-level="2">3. Conclusion</text:h>
      <text:p text:style-name="Text_20_body">L'analyse des besoins permet de définir les axes d'amélioration et de proposer des solutions adaptées aux exigences de l'entreprise.</text:p>
      <text:h text:style-name="Heading_20_2" text:outline-level="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01:04:00.246711150</meta:creation-date>
    <dc:date>2025-02-13T17:54:02.818612694</dc:date>
    <meta:editing-duration>PT2H38M14S</meta:editing-duration>
    <meta:editing-cycles>6</meta:editing-cycles>
    <meta:generator>LibreOffice/24.8.2.1$Linux_X86_64 LibreOffice_project/480$Build-1</meta:generator>
    <meta:document-statistic meta:table-count="0" meta:image-count="0" meta:object-count="0" meta:page-count="2" meta:paragraph-count="50" meta:word-count="378" meta:character-count="2588" meta:non-whitespace-character-count="2262"/>
  </office:meta>
</office:document-meta>
</file>